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choteCronograma" style:family="table">
      <style:table-properties style:width="17cm" table:align="margins"/>
    </style:style>
    <style:style style:name="MachoteCronograma.A" style:family="table-column">
      <style:table-column-properties style:column-width="5.667cm" style:rel-column-width="21845*"/>
    </style:style>
    <style:style style:name="MachoteCronograma.A1" style:family="table-cell">
      <style:table-cell-properties fo:padding="0.097cm" fo:border-left="0.05pt solid #000000" fo:border-right="none" fo:border-top="0.05pt solid #000000" fo:border-bottom="0.05pt solid #000000"/>
    </style:style>
    <style:style style:name="MachoteCronograma.C1" style:family="table-cell">
      <style:table-cell-properties fo:padding="0.097cm" fo:border="0.05pt solid #000000"/>
    </style:style>
    <style:style style:name="MachoteCronograma.2" style:family="table-row">
      <style:table-row-properties style:min-row-height="3.022cm"/>
    </style:style>
    <style:style style:name="MachoteCronograma.A2" style:family="table-cell">
      <style:table-cell-properties fo:padding="0.097cm" fo:border-left="0.05pt solid #000000" fo:border-right="none" fo:border-top="none" fo:border-bottom="0.05pt solid #000000"/>
    </style:style>
    <style:style style:name="MachoteCronograma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1ec194" officeooo:paragraph-rsid="001ec194" style:font-size-asian="14pt" style:font-weight-asian="bold" style:font-size-complex="14pt" style:font-weight-complex="bold"/>
    </style:style>
    <style:style style:name="P2" style:family="paragraph" style:parent-style-name="Table_20_Contents">
      <style:text-properties officeooo:rsid="001ec194" officeooo:paragraph-rsid="001ec194"/>
    </style:style>
    <style:style style:name="T1" style:family="text">
      <style:text-properties officeooo:rsid="001ed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tácora</text:span> de Reuniones</text:p>
      <table:table table:name="MachoteCronograma" table:style-name="MachoteCronograma">
        <table:table-column table:style-name="MachoteCronograma.A" table:number-columns-repeated="3"/>
        <table:table-row>
          <table:table-cell table:style-name="MachoteCronograma.A1" office:value-type="string">
            <text:p text:style-name="P2">Fecha </text:p>
          </table:table-cell>
          <table:table-cell table:style-name="MachoteCronograma.A1" office:value-type="string">
            <text:p text:style-name="P2">Detalle de reunión</text:p>
          </table:table-cell>
          <table:table-cell table:style-name="MachoteCronograma.C1" office:value-type="string">
            <text:p text:style-name="P2">Personas presentes</text:p>
          </table:table-cell>
        </table:table-row>
        <table:table-row table:style-name="MachoteCronograma.2">
          <table:table-cell table:style-name="MachoteCronograma.A2" office:value-type="string">
            <text:p text:style-name="Table_20_Contents"/>
          </table:table-cell>
          <table:table-cell table:style-name="MachoteCronograma.A2" office:value-type="string">
            <text:p text:style-name="Table_20_Contents"/>
          </table:table-cell>
          <table:table-cell table:style-name="MachoteCronograma.C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19:34.127000000</meta:creation-date>
    <dc:date>2016-09-02T13:28:49.627000000</dc:date>
    <meta:editing-duration>PT7M50S</meta:editing-duration>
    <meta:editing-cycles>2</meta:editing-cycles>
    <meta:generator>LibreOffice/4.2.4.2$Windows_x86 LibreOffice_project/63150712c6d317d27ce2db16eb94c2f3d7b699f8</meta:generator>
    <meta:document-statistic meta:table-count="1" meta:image-count="0" meta:object-count="0" meta:page-count="1" meta:paragraph-count="4" meta:word-count="9" meta:character-count="63" meta:non-whitespace-character-count="57"/>
  </office:meta>
</office:document-meta>
</file>